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Pisa 2021</text:p>
          </table:table-cell>
          <table:table-cell table:number-columns-repeated="16383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<text:s/>hobo saitti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<text:s/>hobo, tomst irti maasta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<text:s/>hobo saitti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<text:s/>hobo puussa?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axo kadonnut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<text:s/>EI HAXOA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EI HAXO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axo lukematta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Juha Aalto</dc:creator>
    <meta:creation-date>2021-10-05T19:57:51Z</meta:creation-date>
    <dc:date>2021-10-07T15:01:43Z</dc:date>
    <meta:editing-cycles>1</meta:editing-cycles>
    <meta:editing-duration>PT65S</meta:editing-duration>
  </office:meta>
</office:document-meta>
</file>